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9000000296A922186694DBA070.jpg" manifest:media-type="image/jpeg"/>
  <manifest:file-entry manifest:full-path="Pictures/10000000000001E40000019EB3E35CF125FABB0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Wingdings" svg:font-family="Wingdings" style:font-family-generic="roman"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text-properties officeooo:paragraph-rsid="000293d5"/>
    </style:style>
    <style:style style:name="P4" style:family="paragraph" style:parent-style-name="Standard">
      <style:text-properties officeooo:paragraph-rsid="000331a0"/>
    </style:style>
    <style:style style:name="T1" style:family="text">
      <style:text-properties style:font-name="Arial" fo:font-size="12pt" style:font-size-asian="12pt" style:font-name-complex="Arial1" style:font-size-complex="12pt"/>
    </style:style>
    <style:style style:name="T2" style:family="text">
      <style:text-properties style:font-name="Arial" fo:font-size="12pt" officeooo:rsid="0002906e" style:font-size-asian="12pt" style:font-name-complex="Arial1" style:font-size-complex="12pt"/>
    </style:style>
    <style:style style:name="T3" style:family="text">
      <style:text-properties style:font-name="Arial" fo:font-size="12pt" officeooo:rsid="000293d5" style:font-size-asian="12pt" style:font-name-complex="Arial1" style:font-size-complex="12pt"/>
    </style:style>
    <style:style style:name="T4" style:family="text">
      <style:text-properties style:font-name="Arial" fo:font-size="12pt" officeooo:rsid="000331a0" style:font-size-asian="12pt" style:font-name-complex="Arial1" style:font-size-complex="12pt"/>
    </style:style>
    <style:style style:name="T5" style:family="text">
      <style:text-properties style:font-name="Arial" fo:font-size="12pt" style:text-underline-style="none" officeooo:rsid="0002906e" style:font-size-asian="12pt" style:font-name-complex="Arial1" style:font-size-complex="12pt"/>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MODELO DE CONTRATO DE PRESTACIÓN DE SERVICIOS</text:span></text:p>
      <text:p text:style-name="P2"/>
      <text:p text:style-name="Standard"><text:span text:style-name="T1">REUNIDOS</text:span></text:p>
      <text:p text:style-name="P2"/>
      <text:p text:style-name="Standard"><text:span text:style-name="T1">En la ciudad de </text:span><text:span text:style-name="T5">Berazategui</text:span><text:span text:style-name="T1">, Provincia de </text:span><text:span text:style-name="T2">Buenos Aires</text:span><text:span text:style-name="T1">, al dia </text:span><text:span text:style-name="T2">30</text:span><text:span text:style-name="T1"> del mes </text:span><text:span text:style-name="T2">Agosto</text:span><text:span text:style-name="T1">, del año </text:span><text:span text:style-name="T2">2022,</text:span><text:span text:style-name="T1"> de una parte ___________________, en adelante denominada SUMINISTRADOR/A), con domicilio en </text:span><text:span text:style-name="T3">Calle 16,</text:span><text:span text:style-name="T1"> numero </text:span><text:span text:style-name="T3">6895</text:span><text:span text:style-name="T1">, código postal </text:span><text:span text:style-name="T3">1884,</text:span><text:span text:style-name="T1"> y de otra ___________________, (en adelante denominada CLIENTE) con domicilio en </text:span><text:span text:style-name="T3">Calle 40,</text:span><text:span text:style-name="T1"> numero </text:span><text:span text:style-name="T3">1988,</text:span><text:span text:style-name="T1"> código postal </text:span><text:span text:style-name="T3">1441,</text:span><text:span text:style-name="T1"> representada por ___________________, con domicilio en </text:span><text:span text:style-name="T3">calle 60,</text:span><text:span text:style-name="T1"> numero </text:span><text:span text:style-name="T3">4552,</text:span><text:span text:style-name="T1"> código postal </text:span><text:span text:style-name="T3">1551</text:span><text:span text:style-name="T1">.</text:span></text:p>
      <text:p text:style-name="P2"/>
      <text:p text:style-name="Standard"><text:span text:style-name="T1">Los contratantes se reconocen recíprocamente, en el carácter en que intervienen, plena capacidad jurídica para contratar y en el caso de representar a terceros, cada uno de los intervinientes asegura que, el poder con el que actúa no ha sido revocado ni limitado, y que es bastante para obligar a sus representados en virtud de este CONTRATO DE DESARROLLO DE UN SISTEMA DE SOFTWARE y a tal objeto:</text:span></text:p>
      <text:p text:style-name="P2"/>
      <text:p text:style-name="Standard"><text:span text:style-name="T1">MANIFIESTAN</text:span></text:p>
      <text:p text:style-name="Standard"><text:span text:style-name="T1"><text:line-break/>I. Que SUMINISTRADOR/A se dedica a la prestación de servicios informáticos, y entre éstos realiza desarrollo de software.<text:line-break/>II. Que CLIENTE está interesada en contratar la elaboración por SUMINISTRADOR/A de un sistema de software con los requisitos y estipulaciones acordadas en este contrato.<text:line-break/>III. Que en base a lo anterior, ambas partes acuerdan la suscripción del presente contrato que se regirá de acuerdo con los siguientes<text:line-break/></text:span></text:p>
      <text:p text:style-name="P2"/>
      <text:p text:style-name="Standard"><text:span text:style-name="T1"/></text:p>
      <text:p text:style-name="Standard"><text:span text:style-name="T1"/></text:p>
      <text:p text:style-name="Standard"><text:soft-page-break/><text:span text:style-name="T1">CLAUSULAS</text:span></text:p>
      <text:p text:style-name="Standard"><text:span text:style-name="T1"><text:line-break/>1. Objeto</text:span></text:p>
      <text:p text:style-name="Standard"><text:span text:style-name="T1"><text:line-break/>El objeto del presente contrato es el desarrollo, instalación, puesta en servicio y formación de usurarios por parte del SUMINISTRADOR/A para el CLIENTE del sistema de software denominado: </text:span><text:span text:style-name="T3">Calendario vacunación de mascotas.</text:span></text:p>
      <text:p text:style-name="Standard"><text:span text:style-name="T1"><text:line-break/>La descripción de los requisitos técnicos, funcionales y de calidad del sistema de software objeto de desarrollo se encuentran definidos en el Anexo I - Bases técnicas de la Licitación, al presente contrato. Dicho anexo forman parte de este contrato, su contenido tiene carácter contractual y es aceptado y firmado por las partes.<text:line-break/>Que el SUMINISTRADOR/A, acepta las cláusulas estipuladas en el Anexo II – Licencias de Uso.</text:span></text:p>
      <text:p text:style-name="P2"/>
      <text:p text:style-name="Standard"><text:span text:style-name="T1">2. Duración</text:span></text:p>
      <text:p text:style-name="Standard"><text:span text:style-name="T1"><text:line-break/>El contrato entra en vigencia el día </text:span><text:span text:style-name="T3">30</text:span><text:span text:style-name="T1"> de </text:span><text:span text:style-name="T3">Agosto</text:span><text:span text:style-name="T1"> de 20</text:span><text:span text:style-name="T3">22,</text:span><text:span text:style-name="T1"> y tendrá una duración de </text:span><text:span text:style-name="T3">12</text:span><text:span text:style-name="T1"> meses/años, terminando el día </text:span><text:span text:style-name="T3">30</text:span><text:span text:style-name="T1"> de </text:span><text:span text:style-name="T3">Agosto</text:span><text:span text:style-name="T1"> de 20</text:span><text:span text:style-name="T3">22,</text:span><text:span text:style-name="T1"> salvo que ambas partes opten, en los casos en que esto sea posible, por la prórroga del mismo de acuerdo con lo que se estipula en la cláusula 15 de este contrato.</text:span></text:p>
      <text:p text:style-name="Standard"><text:span text:style-name="T1"><text:line-break/>3. Precios y Forma de Pago</text:span></text:p>
      <text:p text:style-name="Standard"><text:span text:style-name="T1"><text:line-break/>El precio del desarrollo del sistema de software objeto del presente contrato es de $ </text:span><text:span text:style-name="T3">147.620</text:span><text:span text:style-name="T1">,</text:span><text:span text:style-name="T3">00</text:span><text:span text:style-name="T1"> que serán abonados teniendo, en cuotas mensuales de $ </text:span><text:span text:style-name="T3">12.302</text:span><text:span text:style-name="T1">,</text:span><text:span text:style-name="T3">00</text:span><text:span text:style-name="T1"> durante el tiempo estipulado en el presente contrato para el desarrollo del software en cuestión.<text:line-break/>Cada cuota mensual será percibida mediante cheque el portador a nombre del responsable de la subcontratación, durante el 1 al 5 de cada mes contratado.</text:span></text:p>
      <text:p text:style-name="P3"><text:soft-page-break/><text:span text:style-name="T1"><text:line-break/>4. Plazos de ejecución</text:span></text:p>
      <text:p text:style-name="Standard"><text:span text:style-name="T1"><text:line-break/>Los plazos de puesta en ejecución de los diferentes módulos en que se ha dividido el conjunto de los servicios informáticos contratados serán los que constan en el Anexo I - Bases técnicas de la Licitación.</text:span></text:p>
      <text:p text:style-name="Standard"><text:span text:style-name="T1"><text:line-break/>5. Seguimiento y Control</text:span></text:p>
      <text:p text:style-name="Standard"><text:span text:style-name="T1"><text:line-break/>Estará a cargo de un miembro designado por parte del CLIENTE el seguimiento y control del presente contrato. Éste se reunirá como mínimo, una vez al mes, y siempre que se considere necesario por una de las partes, para examinar cómo se vienen realizando los servicios informáticos contratados.<text:line-break/>El coordinador designado habrá de ser conocido por la otra parte de forma fehaciente.</text:span></text:p>
      <text:p text:style-name="Standard"><text:span text:style-name="T1"><text:line-break/>6. Entrega del Sistema</text:span></text:p>
      <text:p text:style-name="Standard"><text:span text:style-name="T1"><text:line-break/>El SUMINISTRADOR/A entregará a la CLIENTE el sistema de software el dia </text:span><text:span text:style-name="T3">30</text:span><text:span text:style-name="T1"> de </text:span><text:span text:style-name="T3">Noviembre</text:span><text:span text:style-name="T1"> de </text:span><text:span text:style-name="T3">2022</text:span><text:span text:style-name="T1">.</text:span></text:p>
      <text:p text:style-name="Standard"><text:span text:style-name="T1"><text:line-break/>El sistema objeto de la entrega incluye:</text:span></text:p>
      <text:p text:style-name="Standard"><text:span text:style-name="T1"><text:line-break/>Todo el código ejecutable necesario para el correcto funcionamiento del sistema grabado en soporte [CD-ROM, DVD, Blu-ray, Pendrive, etc]<text:line-break/></text:span></text:p>
      <text:p text:style-name="Standard"><text:span text:style-name="T1"/></text:p>
      <text:p text:style-name="Standard"><text:span text:style-name="T1"/></text:p>
      <text:p text:style-name="Standard"><text:span text:style-name="T1"/></text:p>
      <text:p text:style-name="Standard"><text:span text:style-name="T1"/></text:p>
      <text:p text:style-name="Standard"><text:soft-page-break/><text:span text:style-name="T1">7. Pruebas de Aceptación de los Programas<text:line-break/></text:span></text:p>
      <text:p text:style-name="Standard"><text:span text:style-name="T1">El CLIENTE procederá a la verificación de los artefactos entregados y a la validación del correcto funcionamiento del sistema tomando como referencia para la misma las especificaciones de requisitos del Anexo I - Bases técnicas de la Licitación de este contrato. La verificación y validación la realizará en un periodo de tiempo inferior a </text:span><text:span text:style-name="T3">10</text:span><text:span text:style-name="T1"> días naturales contados a partir de la entrega del sistema. Si pasada esta fecha el CLIENTE no manifiesta por escrito reparos al SUMINISTRADOR/A, se entenderá que el sistema es conforme a los requisitos.<text:line-break/>En el caso de la detección de errores en el producto entregado, el CLIENTE podrá otorgar un plazo de </text:span><text:span text:style-name="T3">10</text:span><text:span text:style-name="T1"> días naturales a la SUMINISTRADOR/A para que sustituya el programa defectuoso. Si vencido dicho plazo la SUMINISTRADOR/A no ha corregido los defectos detectados el CLIENTE podrá aplicar lo establecido en la cláusula de Penalidades.</text:span></text:p>
      <text:p text:style-name="Standard"><text:span text:style-name="T1"><text:line-break/>8. Modificaciones</text:span></text:p>
      <text:p text:style-name="Standard"><text:span text:style-name="T1"><text:line-break/>Para gestionar las posibles modificaciones de los requisitos durante el periodo de desarrollo, cada parte determina un interlocutor válido autorizado a proponer o autorizar posibles modificaciones a los requisitos del Anexo I - Bases técnicas de la Licitación.<text:line-break/></text:span></text:p>
      <text:p text:style-name="Standard"><text:span text:style-name="T1">Solamente se considerarán válidas las modificaciones de requisitos aceptadas de común acuerdo por ambos interlocutores, y cuya descripción y acuerdo quede documentalmente reflejada en una revisión del anexo de requisitos (Anexos I) numerada y firmada por ambos interlocutores.</text:span></text:p>
      <text:p text:style-name="Standard"><text:span text:style-name="T1"><text:line-break/>9. Derechos del Autor</text:span></text:p>
      <text:p text:style-name="Standard"><text:span text:style-name="T1"><text:line-break/>El SUMINISTRADOR, deberá respetar los criterios establecidos en el Anexo II – Licencias de Uso,</text:span></text:p>
      <text:p text:style-name="P3"><text:span text:style-name="T1"><text:line-break/></text:span></text:p>
      <text:p text:style-name="P3"><text:soft-page-break/><text:span text:style-name="T1">2.2 Titularidad de Derechos, del software a desarrollar.</text:span></text:p>
      <text:p text:style-name="Standard"><text:span text:style-name="T1"><text:line-break/>EL SUMINISTRADOR, no podrá hacer uso particular del software desarrollado hasta transcurrida publicación oficial del mismo por parte del Plan de Acción de Sistemas (PAS).<text:line-break/>EL SUMINISTRADOR, podrá hacer uso particular del software desarrollado cumpliendo con los criterios determinados en el artículo 3 de sección 1 del Anexo II – Licencias de Uso.</text:span></text:p>
      <text:p text:style-name="Standard"><text:span text:style-name="T1"><text:line-break/>10. Estándares</text:span></text:p>
      <text:p text:style-name="Standard"><text:span text:style-name="T1"><text:line-break/>El SUMINISTRADOR deberá respetar los estándares de calidad estipulados por el área PAS con el fin de que los servicios contratados cumplan esos requisitos mínimos.</text:span></text:p>
      <text:p text:style-name="Standard"><text:span text:style-name="T1"><text:line-break/>11. Confidencialidad</text:span></text:p>
      <text:p text:style-name="Standard"><text:span text:style-name="T1"><text:line-break/>Toda información de carácter confidencial que el SUMINISTRADOR/A conozca, en virtud de este contrato en la ejecución de estos servicios informáticos no podrá comunicarla a terceros ni emplearla en uso propio, respondiendo, en consecuencia, de los perjuicios que del incumplimiento de esta cláusula.</text:span></text:p>
      <text:p text:style-name="Standard"><text:span text:style-name="T1"><text:line-break/>12. Retrasos imputables al CLIENTE</text:span></text:p>
      <text:p text:style-name="P2"/>
      <text:p text:style-name="Standard"><text:span text:style-name="T1">Si el retraso en los tiempos de respuesta o la disminución del nivel de servicio se produjese por causas imputables al CLIENTE, bien porque éste no facilitase alguna información que pudiese ser necesaria para el desarrollo del trabajo, o por cualquier otra razón, el SUMINISTRADOR/A quedará exonerado de toda responsabilidad.</text:span></text:p>
      <text:p text:style-name="Standard"><text:span text:style-name="T1"><text:line-break/>13. Garantías</text:span></text:p>
      <text:p text:style-name="Standard"><text:span text:style-name="T1"><text:line-break/>En los supuestos en que, de acuerdo con las previsiones efectuadas, se observase la </text:span><text:soft-page-break/><text:span text:style-name="T1">existencia de alguna demora en los tiempos de respuesta o retraso en la prestación del servicio, el SUMINISTRADOR/A habrá de justificar debidamente el mismo y aplicar, de inmediato, los medios necesarios para corregir tal desviación, a su cargo y cuenta.<text:line-break/>El SUMINISTRADOR/A garantiza al CLIENTE el correcto funcionamiento de todos los servicios informáticos contratados, comprometiéndose a subsanar cualquier error o fallo que le sea imputable que pudiera aparecer durante el tiempo de vigencia del contrato.<text:line-break/>El SUMINISTRADOR/A garantiza al CLIENTE que los tiempos de respuesta de las operaciones y el nivel de servicio serán los que figuran en el Anexo I.<text:line-break/>El SUMINISTRADOR/A garantiza al CLIENTE que tiene establecidos los sistemas mínimos de seguridad que figuran en el Anexo I.<text:line-break/>El SUMINISTRADOR/A garantiza al CLIENTE que tiene establecidos los pertinentes controles de calidad.</text:span></text:p>
      <text:p text:style-name="Standard"><text:span text:style-name="T1"><text:line-break/>13. Responsabilidades</text:span></text:p>
      <text:p text:style-name="Standard"><text:span text:style-name="T1"><text:line-break/>Tanto el CLIENTE como el SUMINISTRADOR/A responderán de los daños y perjuicios que se perpetren a la otra parte contratante en todos los supuestos de conducta negligente o culposa por el incumplimiento de las obligaciones que respectivamente les incumben, a tenor de lo pactado en el presente contrato.<text:line-break/>El CLIENTE no asume responsabilidad alguna por razón de los accidentes que en el desarrollo de su actividad pudiera sufrir el personal colaborador del SUMINISTRADOR/A o por los daños que éste pudiera ocasionar a terceras personas.<text:line-break/>Lo mismo se entenderá respecto del SUMINISTRADOR/A con relación al personal especializado que por parte del CLIENTE participase en este contrato.<text:line-break/>El SUMINISTRADOR/A, a dichos efectos, deberá tener cubiertos estos riesgos mediante el correspondiente seguro de responsabilidad civil.<text:line-break/>El SUMINISTRADOR/A asume la responsabilidad por la pérdida o corrupción de datos que se puedan producir especialmente en el caso de que se trate de datos de carácter personal.</text:span></text:p>
      <text:p text:style-name="P3"><text:span text:style-name="T1"><text:line-break/></text:span></text:p>
      <text:p text:style-name="P3"><text:span text:style-name="T1"/></text:p>
      <text:p text:style-name="P3"><text:soft-page-break/><text:span text:style-name="T1">14. Resolución anticipada</text:span></text:p>
      <text:p text:style-name="P2"/>
      <text:p text:style-name="Standard"><text:span text:style-name="T1">Serán causas de resolución anticipada del presente contrato:</text:span></text:p>
      <text:p text:style-name="Standard"><text:span text:style-name="T1"><text:line-break/>A. Incumplimiento de las prestaciones de cada parte en las fechas y formas acordadas.<text:line-break/>B. Incumplimiento de las obligaciones correspondientes a cada parte. La resolución por<text:line-break/>esta causa podrá dar lugar a indemnización por daños y perjuicios causados por el<text:line-break/>incumplimiento.<text:line-break/>C. Por hallarse cualquiera de las partes en un supuesto de caso fortuito o fuerza mayor.</text:span></text:p>
      <text:p text:style-name="Standard"><text:span text:style-name="T1"><text:line-break/>Si el contrato fuera resuelto anticipadamente sin producir la entrega del sistema de software en su totalidad o en la forma dispuesta en este contrato, ambas partes colaborarán de buena fe y en especial el SUMINISTRADOR/A para facilitar, bien la contratación de una nueva entidad que dé continuidad a los trabajos, o bien para que el CLIENTE pueda continuar con los trabajos, y en cualquiera de los casos facilitar la transferencia del conocimiento y sub-productos generados.</text:span></text:p>
      <text:p text:style-name="Standard"><text:span text:style-name="T1"><text:line-break/>15. Penalizaciones</text:span></text:p>
      <text:p text:style-name="Standard"><text:span text:style-name="T1"><text:line-break/>Cualquier retraso de la SUMINISTRADOR/A en la fecha de entrega del sistema acordada dará derecho a la exigencia de una penalización económica a pagar por la SUMINISTRADOR/A al</text:span><text:bookmark text:name="_GoBack"/><text:span text:style-name="T1"> CLIENTE de </text:span><text:span text:style-name="T3">1000</text:span><text:span text:style-name="T1"> $ por día, que deberá abonarse del siguiente modo: </text:span><text:span text:style-name="T3">Efectivo</text:span></text:p>
      <text:p text:style-name="Standard"><text:span text:style-name="T1">Estas penalizaciones no se aplicarán en los casos en los que se demuestre que el retraso es debido al CLIENTE.</text:span></text:p>
      <text:p text:style-name="P3"><text:span text:style-name="T1"><text:line-break/></text:span></text:p>
      <text:p text:style-name="P3"><text:span text:style-name="T1"/></text:p>
      <text:p text:style-name="P3"><text:span text:style-name="T1"/></text:p>
      <text:p text:style-name="P3"><text:span text:style-name="T1"/></text:p>
      <text:p text:style-name="P3"><text:soft-page-break/><text:span text:style-name="T1">16. Comunicaciones</text:span></text:p>
      <text:p text:style-name="Standard"><text:span text:style-name="T1"><text:line-break/>Cualquier comunicación entre ambas sociedades, relacionadas con el presente contrato, salvo las referidas a las condiciones técnicas que se hará a través del Coordinador designado para tal fin, se hará por escrito y se entregará personalmente o por correo certificado con acuse de recibo en las sedes respectivas a las personas que se detallan a continuación.</text:span></text:p>
      <text:p text:style-name="Standard"><text:span text:style-name="T3"/></text:p>
      <text:p text:style-name="Standard"><text:span text:style-name="T1">POR EL CLIENTE</text:span></text:p>
      <text:p text:style-name="P3"><text:span text:style-name="T1"><text:line-break/>Sr/Sra.: [Datos del Cliente]<text:line-break/>Dirección:</text:span><text:span text:style-name="T4">calle 40 1988</text:span><text:span text:style-name="T1"><text:line-break/>Teléfono:</text:span><text:span text:style-name="T3">1143445566</text:span><text:span text:style-name="T1"><text:line-break/>Dirección e-mail:</text:span><text:a xlink:type="simple" xlink:href="mailto:cliente@gmail.com" text:style-name="Internet_20_link" text:visited-style-name="Visited_20_Internet_20_Link"><text:span text:style-name="T3">cliente@gmail.com</text:span></text:a><text:span text:style-name="T3"><text:tab/></text:span><text:span text:style-name="T1"><text:line-break/>Sr/Sra.: [Datos del Coordinador]<text:line-break/>Dirección:<text:line-break/>Teléfono:</text:span><text:span text:style-name="T4">1132454233</text:span><text:span text:style-name="T1"><text:line-break/>Dirección e-mail:</text:span><text:a xlink:type="simple" xlink:href="mailto:coordinador@gmail.com" text:style-name="Internet_20_link" text:visited-style-name="Visited_20_Internet_20_Link"><text:span text:style-name="T4">coordinador@gmail.com</text:span></text:a></text:p>
      <text:p text:style-name="Standard"><text:span text:style-name="T1"><text:line-break/>POR EL SUMINISTRADOR/A</text:span></text:p>
      <text:p text:style-name="P4"><text:span text:style-name="T1"><text:line-break/>Sr/Sra.: </text:span><text:span text:style-name="T4">Vacunación mascotas</text:span><text:span text:style-name="T1"><text:line-break/>Dirección:</text:span><text:span text:style-name="T4">Calle16 6895</text:span></text:p>
      <text:p text:style-name="P4"><text:span text:style-name="T1">Teléfono:</text:span><text:span text:style-name="T4">1177678688</text:span><text:span text:style-name="T1"><text:line-break/>Dirección e-mail:</text:span><text:a xlink:type="simple" xlink:href="mailto:mascotasvacunacion@gmail.com" text:style-name="Internet_20_link" text:visited-style-name="Visited_20_Internet_20_Link"><text:span text:style-name="T4">mascotasvacunacion@gmail.com</text:span></text:a><text:span text:style-name="T4"><text:tab/></text:span></text:p>
      <text:p text:style-name="Standard"><text:span text:style-name="T1"><text:line-break/>Y en prueba de conformidad ambas partes firman el presente, por duplicado ejemplar y a un solo efecto en la fecha y lugar indicado.</text:span></text:p>
      <text:p text:style-name="P2"/>
      <text:p text:style-name="P2"/>
      <text:p text:style-name="Standard"><text:soft-page-break/><text:span text:style-name="T1">_________________________________</text:span></text:p>
      <text:p text:style-name="Standard"><text:span text:style-name="T1">Firma y Aclaracion de SUMINISTRADOR/A</text:span></text:p>
      <text:p text:style-name="P2"/>
      <text:p text:style-name="Standard"><text:span text:style-name="T1">__________________________________</text:span></text:p>
      <text:p text:style-name="Standard"><text:span text:style-name="T1">Firma y Aclaración de CLIENT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Wingdings" svg:font-family="Wingding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AR"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AR"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fontstyle01" style:family="text" style:parent-style-name="Default_20_Paragraph_20_Font">
      <style:text-properties fo:color="#333333" loext:opacity="100%" style:font-name="Helvetica" fo:font-family="Helvetica"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11" style:family="text" style:parent-style-name="Default_20_Paragraph_20_Font">
      <style:text-properties fo:color="#333333" loext:opacity="100%" style:font-name="Helvetica" fo:font-family="Helvetica"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333333" loext:opacity="100%" style:font-name="Helvetica" fo:font-family="Helvetica"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31" style:family="text" style:parent-style-name="Default_20_Paragraph_20_Font">
      <style:text-properties fo:color="#333333" loext:opacity="100%" style:font-name="Wingdings" fo:font-family="Wingdings"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1" text:anchor-type="char" svg:x="11.194cm" svg:y="0cm" svg:width="5.318cm" svg:height="4.849cm" draw:z-index="17"><draw:image xlink:href="Pictures/100000000000029000000296A922186694DBA070.jpg" xlink:type="simple" xlink:show="embed" xlink:actuate="onLoad" draw:mime-type="image/jpeg"/></draw:frame><draw:frame draw:style-name="Mfr2" draw:name="Picture 1" text:anchor-type="as-char" svg:y="-1.824cm" svg:width="5.318cm" svg:height="4.549cm" draw:z-index="8"><draw:image xlink:href="Pictures/10000000000001E40000019EB3E35CF125FABB0F.png" xlink:type="simple" xlink:show="embed" xlink:actuate="onLoad" draw:mime-type="image/png"/></draw:frame></text:p>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ulieta Garcìa Da Rosa</meta:initial-creator>
    <meta:editing-cycles>2</meta:editing-cycles>
    <meta:creation-date>2022-06-07T12:56:00</meta:creation-date>
    <dc:date>2022-08-30T15:00:44.841000000</dc:date>
    <meta:editing-duration>PT55M4S</meta:editing-duration>
    <meta:generator>LibreOffice/7.2.2.2$Windows_x86 LibreOffice_project/02b2acce88a210515b4a5bb2e46cbfb63fe97d56</meta:generator>
    <meta:document-statistic meta:table-count="0" meta:image-count="2" meta:object-count="0" meta:page-count="9" meta:paragraph-count="64" meta:word-count="1665" meta:character-count="10862" meta:non-whitespace-character-count="9207"/>
    <meta:user-defined meta:name="AppVersion">16.0000</meta:user-defined>
    <meta:template xlink:type="simple" xlink:actuate="onRequest" xlink:title="Normal.dotm" xlink:href=""/>
  </office:meta>
</office:document-meta>
</file>